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18.8cm" style:rel-column-width="10658*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298cm"/>
    </style:style>
    <style:style style:name="Tableau5.C" style:family="table-column">
      <style:table-column-properties style:column-width="0.986cm"/>
    </style:style>
    <style:style style:name="Tableau5.D" style:family="table-column">
      <style:table-column-properties style:column-width="2.214cm"/>
    </style:style>
    <style:style style:name="Tableau5.F" style:family="table-column">
      <style:table-column-properties style:column-width="2.406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613cm"/>
    </style:style>
    <style:style style:name="Tableau6.B" style:family="table-column">
      <style:table-column-properties style:column-width="2.895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9.613cm" style:rel-width="100%" table:align="left" style:may-break-between-rows="false"/>
    </style:style>
    <style:style style:name="Tableau8.A" style:family="table-column">
      <style:table-column-properties style:column-width="4.602cm" style:rel-column-width="2609*"/>
    </style:style>
    <style:style style:name="Tableau8.B" style:family="table-column">
      <style:table-column-properties style:column-width="2.464cm" style:rel-column-width="1397*"/>
    </style:style>
    <style:style style:name="Tableau8.C" style:family="table-column">
      <style:table-column-properties style:column-width="2.547cm" style:rel-column-width="1444*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96cm" style:rel-column-width="2209*"/>
    </style:style>
    <style:style style:name="Tableau7.B" style:family="table-column">
      <style:table-column-properties style:column-width="2.406cm" style:rel-column-width="1364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2.701cm" style:rel-column-width="1531*"/>
    </style:style>
    <style:style style:name="Tableau2.B" style:family="table-column">
      <style:table-column-properties style:column-width="16.099cm" style:rel-column-width="9127*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5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6" style:family="paragraph" style:parent-style-name="Table_20_Contents">
      <style:text-properties officeooo:paragraph-rsid="01025fb3"/>
    </style:style>
    <style:style style:name="P7" style:family="paragraph" style:parent-style-name="Table_20_Contents">
      <style:text-properties officeooo:paragraph-rsid="01440ac2"/>
    </style:style>
    <style:style style:name="P8" style:family="paragraph" style:parent-style-name="Table_20_Contents">
      <style:text-properties style:font-name="Arial4" fo:font-size="9pt" officeooo:paragraph-rsid="016977a4" style:font-size-asian="9pt" style:font-size-complex="9pt"/>
    </style:style>
    <style:style style:name="P9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P10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P11" style:family="paragraph" style:parent-style-name="Header">
      <style:paragraph-properties fo:text-align="end" style:justify-single-word="false"/>
      <style:text-properties officeooo:paragraph-rsid="00c027cd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P14" style:family="paragraph" style:parent-style-name="Standard">
      <style:text-properties fo:font-size="9pt" style:font-size-asian="7.84999990463257pt" style:font-size-complex="9pt"/>
    </style:style>
    <style:style style:name="P15" style:family="paragraph" style:parent-style-name="Standard">
      <style:text-properties officeooo:rsid="0182a0cb" officeooo:paragraph-rsid="0182a0cb"/>
    </style:style>
    <style:style style:name="P16" style:family="paragraph" style:parent-style-name="Standard">
      <style:text-properties officeooo:rsid="0182a0cb" officeooo:paragraph-rsid="01869f86"/>
    </style:style>
    <style:style style:name="P17" style:family="paragraph" style:parent-style-name="Standard">
      <style:text-properties officeooo:paragraph-rsid="01869f86"/>
    </style:style>
    <style:style style:name="P18" style:family="paragraph" style:parent-style-name="Standard">
      <style:text-properties officeooo:paragraph-rsid="01250602"/>
    </style:style>
    <style:style style:name="P19" style:family="paragraph" style:parent-style-name="Standard">
      <style:text-properties officeooo:paragraph-rsid="019a87cb"/>
    </style:style>
    <style:style style:name="P20" style:family="paragraph" style:parent-style-name="Standard">
      <style:text-properties officeooo:rsid="019c5e99" officeooo:paragraph-rsid="019c5e99"/>
    </style:style>
    <style:style style:name="P21" style:family="paragraph" style:parent-style-name="Standard">
      <style:text-properties officeooo:paragraph-rsid="019c5e99"/>
    </style:style>
    <style:style style:name="P22" style:family="paragraph" style:parent-style-name="Standard">
      <style:text-properties officeooo:rsid="01a65da3" officeooo:paragraph-rsid="01a65da3"/>
    </style:style>
    <style:style style:name="P23" style:family="paragraph" style:parent-style-name="Standard">
      <style:text-properties officeooo:rsid="01a65da3" officeooo:paragraph-rsid="01bf3780"/>
    </style:style>
    <style:style style:name="P24" style:family="paragraph" style:parent-style-name="Standard">
      <style:text-properties officeooo:rsid="01a8f97c" officeooo:paragraph-rsid="01bf3780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3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8c99c"/>
    </style:style>
    <style:style style:name="P3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25f68"/>
    </style:style>
    <style:style style:name="P3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8f97c"/>
    </style:style>
    <style:style style:name="P3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acb12b"/>
    </style:style>
    <style:style style:name="P3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7c0ba"/>
    </style:style>
    <style:style style:name="P3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bf3780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1" officeooo:rsid="01694cd6" officeooo:paragraph-rsid="000671e8"/>
    </style:style>
    <style:style style:name="P40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9cbce7" officeooo:paragraph-rsid="019cbce7"/>
    </style:style>
    <style:style style:name="P41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1a65da3" officeooo:paragraph-rsid="01a65da3"/>
    </style:style>
    <style:style style:name="P42" style:family="paragraph" style:parent-style-name="Text_20_body">
      <style:paragraph-properties style:shadow="none">
        <style:tab-stops/>
      </style:paragraph-properties>
      <style:text-properties officeooo:paragraph-rsid="016977a4"/>
    </style:style>
    <style:style style:name="P43" style:family="paragraph" style:parent-style-name="Table_20_Bottom_20_small_20_Content_20_Left">
      <style:text-properties officeooo:paragraph-rsid="0069df3c"/>
    </style:style>
    <style:style style:name="P44" style:family="paragraph" style:parent-style-name="Table_20_Heading">
      <style:text-properties officeooo:paragraph-rsid="006ea253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0e66a27"/>
    </style:style>
    <style:style style:name="P47" style:family="paragraph" style:parent-style-name="Table_20_Heading">
      <style:text-properties officeooo:paragraph-rsid="01440ac2"/>
    </style:style>
    <style:style style:name="P48" style:family="paragraph" style:parent-style-name="Table_20_Heading">
      <style:text-properties officeooo:paragraph-rsid="0199d3e2"/>
    </style:style>
    <style:style style:name="P49" style:family="paragraph" style:parent-style-name="Table_20_Main_20_Content_20_Right">
      <style:text-properties officeooo:paragraph-rsid="00215f6e"/>
    </style:style>
    <style:style style:name="P50" style:family="paragraph" style:parent-style-name="Table_20_Main_20_Content_20_Right">
      <style:text-properties officeooo:paragraph-rsid="011930c8"/>
    </style:style>
    <style:style style:name="P51" style:family="paragraph" style:parent-style-name="Table_20_Main_20_Content_20_Left">
      <style:text-properties officeooo:paragraph-rsid="0092f7ac"/>
    </style:style>
    <style:style style:name="P52" style:family="paragraph" style:parent-style-name="Table_20_Main_20_Content_20_Left">
      <style:text-properties officeooo:paragraph-rsid="0097c217"/>
    </style:style>
    <style:style style:name="P53" style:family="paragraph" style:parent-style-name="Table_20_Main_20_Content_20_Left">
      <style:text-properties officeooo:paragraph-rsid="00986ee3"/>
    </style:style>
    <style:style style:name="P54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55" style:family="paragraph" style:parent-style-name="Table_20_Main_20_Header">
      <style:text-properties officeooo:paragraph-rsid="00d1a9ae"/>
    </style:style>
    <style:style style:name="P56" style:family="paragraph" style:parent-style-name="Table_20_Main_20_Header">
      <style:text-properties officeooo:paragraph-rsid="00de1319"/>
    </style:style>
    <style:style style:name="P57" style:family="paragraph" style:parent-style-name="Table_20_Main_20_Header">
      <style:text-properties officeooo:paragraph-rsid="01188231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Main_20_Subtotal">
      <style:text-properties officeooo:paragraph-rsid="00e835df"/>
    </style:style>
    <style:style style:name="P60" style:family="paragraph" style:parent-style-name="Small_20_new_20_line">
      <style:text-properties officeooo:rsid="01458e3b" officeooo:paragraph-rsid="01458e3b"/>
    </style:style>
    <style:style style:name="P61" style:family="paragraph" style:parent-style-name="Table_20_Header_20_center">
      <style:text-properties fo:font-size="9pt" officeooo:rsid="016977a4" officeooo:paragraph-rsid="016977a4" style:font-size-asian="9pt" style:font-size-complex="9pt"/>
    </style:style>
    <style:style style:name="P62" style:family="paragraph" style:parent-style-name="Table_20_Main_20_Category_20_Title">
      <style:text-properties officeooo:paragraph-rsid="0199d3e2"/>
    </style:style>
    <style:style style:name="P6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4" style:family="paragraph" style:parent-style-name="Heading_20_1">
      <style:text-properties officeooo:paragraph-rsid="0107bab9"/>
    </style:style>
    <style:style style:name="P65" style:family="paragraph" style:parent-style-name="Heading_20_1">
      <style:text-properties officeooo:paragraph-rsid="01bdbc57"/>
    </style:style>
    <style:style style:name="P66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081657" style:font-size-asian="11pt" style:font-size-complex="11pt"/>
    </style:style>
    <style:style style:name="T7" style:family="text">
      <style:text-properties style:font-name="Arial1" officeooo:rsid="0029ab44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officeooo:rsid="00a8f9c5"/>
    </style:style>
    <style:style style:name="T10" style:family="text">
      <style:text-properties style:font-name="Arial1" officeooo:rsid="01694cd6"/>
    </style:style>
    <style:style style:name="T11" style:family="text">
      <style:text-properties style:font-name="Arial1" officeooo:rsid="01bdbc57"/>
    </style:style>
    <style:style style:name="T1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solid" style:text-underline-type="double" style:text-underline-width="auto" style:text-underline-color="font-color" fo:font-weight="normal" style:text-blinking="false" fo:background-color="#ffffff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solid" style:text-underline-type="double" style:text-underline-width="auto" style:text-underline-color="font-color" fo:font-weight="normal" officeooo:rsid="01c38e84" style:text-blinking="false" fo:background-color="#ffffff" loext:char-shading-value="0"/>
    </style:style>
    <style:style style:name="T16" style:family="text">
      <style:text-properties officeooo:rsid="01541986"/>
    </style:style>
    <style:style style:name="T17" style:family="text">
      <style:text-properties officeooo:rsid="0151f0c8"/>
    </style:style>
    <style:style style:name="T18" style:family="text">
      <style:text-properties officeooo:rsid="007902c3" fo:background-color="#ff3333" loext:char-shading-value="0"/>
    </style:style>
    <style:style style:name="T19" style:family="text">
      <style:text-properties officeooo:rsid="00295e1a" fo:background-color="#ff3333" loext:char-shading-value="0"/>
    </style:style>
    <style:style style:name="T20" style:family="text">
      <style:text-properties officeooo:rsid="0069df3c"/>
    </style:style>
    <style:style style:name="T21" style:family="text">
      <style:text-properties officeooo:rsid="00704162"/>
    </style:style>
    <style:style style:name="T22" style:family="text">
      <style:text-properties officeooo:rsid="00710514"/>
    </style:style>
    <style:style style:name="T23" style:family="text">
      <style:text-properties officeooo:rsid="013f1478"/>
    </style:style>
    <style:style style:name="T24" style:family="text">
      <style:text-properties officeooo:rsid="01465a79"/>
    </style:style>
    <style:style style:name="T25" style:family="text">
      <style:text-properties officeooo:rsid="0148462c"/>
    </style:style>
    <style:style style:name="T26" style:family="text">
      <style:text-properties officeooo:rsid="014acc83"/>
    </style:style>
    <style:style style:name="T27" style:family="text">
      <style:text-properties officeooo:rsid="009ab597"/>
    </style:style>
    <style:style style:name="T28" style:family="text">
      <style:text-properties officeooo:rsid="009b2188"/>
    </style:style>
    <style:style style:name="T29" style:family="text">
      <style:text-properties officeooo:rsid="009d0d8a"/>
    </style:style>
    <style:style style:name="T30" style:family="text">
      <style:text-properties officeooo:rsid="009df911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ac2f7f" fo:background-color="transparent" loext:char-shading-value="0"/>
    </style:style>
    <style:style style:name="T33" style:family="text">
      <style:text-properties officeooo:rsid="0108794f" fo:background-color="transparent" loext:char-shading-value="0"/>
    </style:style>
    <style:style style:name="T34" style:family="text">
      <style:text-properties officeooo:rsid="00b02d1e"/>
    </style:style>
    <style:style style:name="T35" style:family="text">
      <style:text-properties officeooo:rsid="00b65163"/>
    </style:style>
    <style:style style:name="T36" style:family="text">
      <style:text-properties officeooo:rsid="00d936c0"/>
    </style:style>
    <style:style style:name="T37" style:family="text">
      <style:text-properties officeooo:rsid="00ddb3e2"/>
    </style:style>
    <style:style style:name="T38" style:family="text">
      <style:text-properties officeooo:rsid="00e4a803"/>
    </style:style>
    <style:style style:name="T39" style:family="text">
      <style:text-properties officeooo:rsid="00e66a27"/>
    </style:style>
    <style:style style:name="T40" style:family="text">
      <style:text-properties officeooo:rsid="00e835df"/>
    </style:style>
    <style:style style:name="T41" style:family="text">
      <style:text-properties officeooo:rsid="00ea1218"/>
    </style:style>
    <style:style style:name="T42" style:family="text">
      <style:text-properties officeooo:rsid="00eac614"/>
    </style:style>
    <style:style style:name="T43" style:family="text">
      <style:text-properties officeooo:rsid="00f939dd"/>
    </style:style>
    <style:style style:name="T44" style:family="text">
      <style:text-properties officeooo:rsid="00f98ed4"/>
    </style:style>
    <style:style style:name="T45" style:family="text">
      <style:text-properties officeooo:rsid="01067df3"/>
    </style:style>
    <style:style style:name="T46" style:family="text">
      <style:text-properties officeooo:rsid="01087980"/>
    </style:style>
    <style:style style:name="T47" style:family="text">
      <style:text-properties officeooo:rsid="014ff3df"/>
    </style:style>
    <style:style style:name="T48" style:family="text">
      <style:text-properties officeooo:rsid="01274abb"/>
    </style:style>
    <style:style style:name="T49" style:family="text">
      <style:text-properties officeooo:rsid="012f9625"/>
    </style:style>
    <style:style style:name="T50" style:family="text">
      <style:text-properties officeooo:rsid="01304ee7"/>
    </style:style>
    <style:style style:name="T51" style:family="text">
      <style:text-properties officeooo:rsid="013617e2"/>
    </style:style>
    <style:style style:name="T52" style:family="text">
      <style:text-properties officeooo:rsid="01370c39"/>
    </style:style>
    <style:style style:name="T53" style:family="text">
      <style:text-properties officeooo:rsid="0139b450"/>
    </style:style>
    <style:style style:name="T54" style:family="text">
      <style:text-properties officeooo:rsid="0143d4fd"/>
    </style:style>
    <style:style style:name="T55" style:family="text">
      <style:text-properties officeooo:rsid="01440ac2"/>
    </style:style>
    <style:style style:name="T56" style:family="text">
      <style:text-properties officeooo:rsid="01478dce"/>
    </style:style>
    <style:style style:name="T57" style:family="text">
      <style:text-properties officeooo:rsid="014a31c8"/>
    </style:style>
    <style:style style:name="T58" style:family="text">
      <style:text-properties officeooo:rsid="014e289e"/>
    </style:style>
    <style:style style:name="T59" style:family="text">
      <style:text-properties officeooo:rsid="0187c0ba"/>
    </style:style>
    <style:style style:name="T60" style:family="text">
      <style:text-properties officeooo:rsid="0182a0cb"/>
    </style:style>
    <style:style style:name="T61" style:family="text">
      <style:text-properties officeooo:rsid="019d446b"/>
    </style:style>
    <style:style style:name="T62" style:family="text">
      <style:text-properties officeooo:rsid="01a39a18"/>
    </style:style>
    <style:style style:name="T63" style:family="text">
      <style:text-properties officeooo:rsid="01a4db8c"/>
    </style:style>
    <style:style style:name="T64" style:family="text">
      <style:text-properties officeooo:rsid="01a6547e"/>
    </style:style>
    <style:style style:name="T65" style:family="text">
      <style:text-properties officeooo:rsid="01aa4f3c"/>
    </style:style>
    <style:style style:name="T66" style:family="text">
      <style:text-properties officeooo:rsid="01ab5307"/>
    </style:style>
    <style:style style:name="T67" style:family="text">
      <style:text-properties officeooo:rsid="0029ab44"/>
    </style:style>
    <style:style style:name="T68" style:family="text">
      <style:text-properties officeooo:rsid="01c2c6e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Website" text:name="py3o.user.company_id.website"/>
        <text:user-field-decl office:value-type="string" office:string-value="Company Registry" text:name="py3o.user.company_id.company_registry"/>
        <text:user-field-decl office:value-type="string" office:string-value="Company Legal Type" text:name="py3o.user.company_id.legal_type"/>
        <text:user-field-decl office:value-type="string" office:string-value="Company SIRET" text:name="py3o.user.company_id.siret"/>
        <text:user-field-decl office:value-type="string" office:string-value="Company VAT" text:name="py3o.user.company_id.vat"/>
        <text:user-field-decl office:value-type="string" office:string-value="Header Line" text:name="py3o.hlin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APE" text:name="py3o.user.company_id.a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Tax Name" text:name="py3o.t.tax_id.display_nam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Custom Name" text:name="py3o.custom_name"/>
        <text:user-field-decl office:value-type="string" office:string-value="Contract Name" text:name="py3o.contract_name"/>
      </text:user-field-decls>
      <text:p text:style-name="P63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5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36">with="o=obj.with_context(lang=lang)"</text:span></text:a></text:p>
      <text:p text:style-name="P25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6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8"><text:a xlink:type="simple" xlink:href="py3o:///if" text:style-name="Internet_20_link" text:visited-style-name="Visited_20_Internet_20_Link"><text:span text:style-name="T2">/if</text:span></text:a></text:p>
      <text:p text:style-name="P28"><text:a xlink:type="simple" xlink:href="py3o://with=%22is_b2c=not%20o.partner_id.parent_id%20and%20not%20o.partner_id.is_company%22" text:style-name="Internet_20_link" text:visited-style-name="Visited_20_Internet_20_Link"><text:span text:style-name="T2">with="is_b2c=not o.partner_id.parent_id and not o.partner_id.is_company"</text:span></text:a></text:p>
      <text:p text:style-name="P33"><text:a xlink:type="simple" xlink:href="py3o://with=%22equity_label=lambda%20l:%20(l['line'].product_id.is_equity%20and%20(lang=='fr_FR'%20and%20'Souscription%20de%20part%20sociale'%20or%20'Equity%20subscription')%20or%20'')%22" text:style-name="Internet_20_link" text:visited-style-name="Visited_20_Internet_20_Link"><text:span text:style-name="T59">with="equity_label=lambda l: (l['line'].product_id.is_equity and (lang=='fr_FR' and 'Souscription de part sociale' or 'Equity subscription') or '')"</text:span></text:a></text:p>
      <text:p text:style-name="P34"><text:a xlink:type="simple" xlink:href="py3o://with=%22deposit_label=lambda%20l:%20(l['line'].product_id.categ_id.property_account_income_categ_id.get_xml_id().values()%20==%20['l10n_fr.1_pcg_2751']%20and%20(lang=='fr_FR'%20and%20u'Dépôt%20de%20garantie'%20or%20'Deposit')%20or%20'')%22" text:style-name="Internet_20_link" text:visited-style-name="Visited_20_Internet_20_Link"><text:span text:style-name="T64">with="deposit_label=lambda l: (l['line'].product_id.categ_id.property_account_income_categ_id.get_xml_id().values() == ['l10n_fr.1_pcg_2751'] and (lang=='fr_FR' and u'Dépôt de garantie' or 'Deposit') or '')"</text:span></text:a></text:p>
      <text:p text:style-name="P40"><text:a xlink:type="simple" xlink:href="py3o://with=%22refund_label=o.type=='out_refund'%20and%20(lang=='fr_FR'%20and%20'Avoir'%20or%20'Refund')%22" text:style-name="Internet_20_link" text:visited-style-name="Visited_20_Internet_20_Link">with="refund_label=o.type=='out_refund' and (lang=='fr_FR' and 'Avoir' or 'Refund')"</text:a></text:p>
      <text:p text:style-name="P41"><text:a xlink:type="simple" xlink:href="py3o://with=%22has_equity=any(equity_label(l)%20for%20l%20in%20o.py3o_lines_layout())%22" text:style-name="Internet_20_link" text:visited-style-name="Visited_20_Internet_20_Link">with="has_equity=any(equity_label(l) for l in o.py3o_lines_layout())"</text:a></text:p>
      <text:p text:style-name="P35"><text:a xlink:type="simple" xlink:href="py3o://with=%22has_deposit=any(deposit_label(l)%20for%20l%20in%20o.py3o_lines_layout())%22" text:style-name="Internet_20_link" text:visited-style-name="Visited_20_Internet_20_Link"><text:span text:style-name="T65">with="has_deposit=any(deposit_label(l) for l in o.py3o_lines_layout())"</text:span></text:a></text:p>
      <text:p text:style-name="P37"><text:a xlink:type="simple" xlink:href="py3o://with=%22doc_name=refund_label%20or%20(is_b2c%20and%20(has_equity%20or%20has_deposit)%20and%20(lang=='fr_FR'%20and%20u'Justificatif'%20or%20u'Certificate'))%20or%20(lang=='fr_FR'%20and%20u'Facture'%20or%20u'Invoice')%22" text:style-name="Internet_20_link" text:visited-style-name="Visited_20_Internet_20_Link"><text:span text:style-name="T66">with="doc_name=refund_label or (is_b2c and (has_equity or has_deposit) and (lang=='fr_FR' and u'Justificatif' or u'Certificate')) or (lang=='fr_FR' and u'Facture' or u'Invoice')"</text:span></text:a></text:p>
      <text:p text:style-name="P38"><text:a xlink:type="simple" xlink:href="py3o://with=%22contract_name=(o.contract_id%20and%20(lang=='fr_FR'%20and%20'%20-%20Contrat%20%25s'%20or%20'%20-%20Contract%20%25s')%20%25%20o.contract_id.name%20or%20'')%22" text:style-name="Internet_20_link" text:visited-style-name="Visited_20_Internet_20_Link"><text:span text:style-name="T11">with="contract_name=(o.contract_id and (lang=='fr_FR' and ' - Contrat %s' or ' - Contract %s') % o.contract_id.name or '')"</text:span></text:a></text:p>
      <text:p text:style-name="P27"><text:a xlink:type="simple" xlink:href="py3o://if=%22o.state%20in%20('draft',%20'cancel')%22" text:style-name="Internet_20_link" text:visited-style-name="Visited_20_Internet_20_Link"><text:span text:style-name="T9">if="o.state in ('draft', 'cancel')"</text:span></text:a></text:p>
      <text:h text:style-name="Heading_20_1" text:outline-level="1"><text:user-field-get text:name="py3o.doc_name">Document Name</text:user-field-get> <text:span text:style-name="T18">[</text:span><text:span text:style-name="T19"><text:user-field-get text:name="py3o.o.state">Invoice State</text:user-field-get></text:span><text:span text:style-name="T18">]</text:span> <text:user-field-get text:name="py3o.o.move_name">Saved Invoice number </text:user-field-get></text:h>
      <text:p text:style-name="P27"><text:a xlink:type="simple" xlink:href="py3o:///if" text:style-name="Internet_20_link" text:visited-style-name="Visited_20_Internet_20_Link"><text:span text:style-name="T2">/if</text:span></text:a></text:p>
      <text:p text:style-name="P29"><text:a xlink:type="simple" xlink:href="py3o://if=%22o.state%20==%20'proforma2'%22" text:style-name="Internet_20_link" text:visited-style-name="Visited_20_Internet_20_Link"><text:span text:style-name="T34">if="o.state == 'proforma2'"</text:span></text:a></text:p>
      <text:p text:style-name="P29"><text:a xlink:type="simple" xlink:href="py3o://if=%22lang=='fr_FR'%22" text:style-name="Internet_20_link" text:visited-style-name="Visited_20_Internet_20_Link"><text:span text:style-name="T45">if="lang=='fr_FR'"</text:span></text:a></text:p>
      <text:h text:style-name="P64" text:outline-level="1"><text:span text:style-name="T31"><text:user-field-get text:name="py3o.doc_name">Document Name</text:user-field-get></text:span><text:span text:style-name="T31"> </text:span><text:span text:style-name="T32">PRO-FORMA</text:span> <text:user-field-get text:name="py3o.o.move_name">Saved Invoice number </text:user-field-get></text:h>
      <text:p text:style-name="P30"><text:a xlink:type="simple" xlink:href="py3o:///if" text:style-name="Internet_20_link" text:visited-style-name="Visited_20_Internet_20_Link"><text:span text:style-name="T2">/if</text:span></text:a></text:p>
      <text:p text:style-name="P31"><text:a xlink:type="simple" xlink:href="py3o://if=%22lang!='fr_FR'%22" text:style-name="Internet_20_link" text:visited-style-name="Visited_20_Internet_20_Link"><text:span text:style-name="T6">if="lang!='fr_FR'"</text:span></text:a></text:p>
      <text:h text:style-name="P66" text:outline-level="1"><text:span text:style-name="T33">PRO-FORMA </text:span><text:span text:style-name="T31"><text:user-field-get text:name="py3o.doc_name">Document Name</text:user-field-get></text:span><text:span text:style-name="T31"> </text:span><text:user-field-get text:name="py3o.o.move_name">Saved Invoice number </text:user-field-get></text:h>
      <text:p text:style-name="P29"><text:a xlink:type="simple" xlink:href="py3o:///if" text:style-name="Internet_20_link" text:visited-style-name="Visited_20_Internet_20_Link"><text:span text:style-name="T2">/if</text:span></text:a></text:p>
      <text:p text:style-name="P32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if=%22o.state%20in%20('open',%20'paid')%22" text:style-name="Internet_20_link" text:visited-style-name="Visited_20_Internet_20_Link"><text:span text:style-name="T7">if="o.state in ('open', 'paid')"</text:span></text:a></text:p>
      <text:h text:style-name="P65" text:outline-level="1"><text:span text:style-name="T67"><text:user-field-get text:name="py3o.doc_name">Document Name</text:user-field-get></text:span><text:span text:style-name="T67"> </text:span><text:user-field-get text:name="py3o.o.number">Invoice number</text:user-field-get><text:user-field-get text:name="py3o.contract_name">Contract Name</text:user-field-get></text:h>
      <text:p text:style-name="P36"><text:a xlink:type="simple" xlink:href="py3o:///if" text:style-name="Internet_20_link" text:visited-style-name="Visited_20_Internet_20_Link"><text:span text:style-name="T2">/if</text:span></text:a></text:p>
      <text:p text:style-name="P6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Adresse"/>
            <text:p text:style-name="Adresse"><text:a xlink:type="simple" xlink:href="py3o://for=%22addrline%20in%20o.partner_id._display_full_address(details=['company',%20'name',%20'address']).split('%5Cn')%22" text:style-name="Internet_20_link" text:visited-style-name="Visited_20_Internet_20_Link"><text:span text:style-name="T49">for="addrline in o.partner_id._display_full_address(details=['company', 'name', 'address']).split('\n')"</text:span>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48"><text:a xlink:type="simple" xlink:href="py3o://function=%22(lang=='fr_FR'%20and%20u'Date%20%25s'%20%25%20doc_name.lower()%20or%20u'%25s%20date'%20%25%20doc_name)%22" text:style-name="Internet_20_link" text:visited-style-name="Visited_20_Internet_20_Link"><text:span text:style-name="T68">function="(lang=='fr_FR' and u'Date %s' % doc_name.lower() or u'%s date' % doc_name)"</text:span></text:a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a xlink:type="simple" xlink:href="py3o://if=%22o.name%22" text:style-name="Internet_20_link" text:visited-style-name="Visited_20_Internet_20_Link"><text:span text:style-name="T21">if="o.name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4.B3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if=%22o.type%20==%20'out_refund'%20and%20o.refund_invoice_id%22" text:style-name="Internet_20_link" text:visited-style-name="Visited_20_Internet_20_Link"><text:span text:style-name="T56">if="o.type == 'out_refund' and o.refund_invoice_id"</text:span>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function=%22lang=='fr_FR'%20and%20u'Facture%20liée'%20or%20u'Related%20Invoice'%22" text:style-name="Internet_20_link" text:visited-style-name="Visited_20_Internet_20_Link"><text:span text:style-name="T55">function="lang=='fr_FR' and u'Facture liée' or u'Related Invoice'"</text:span></text:a></text:p>
                </table:table-cell>
                <table:table-cell table:style-name="Tableau4.B7" office:value-type="string">
                  <text:p text:style-name="P7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7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client'%20or%20u'Customer%20Number'%22" text:style-name="Internet_20_link" text:visited-style-name="Visited_20_Internet_20_Link">function="lang=='fr_FR' and u'N° client' or u'Customer Number'"</text:a></text:p>
                </table:table-cell>
                <table:table-cell table:style-name="Tableau4.B9" office:value-type="string">
                  <text:p text:style-name="P6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function=%22lang=='fr_FR'%20and%20u'N°%20TVA%20client'%20or%20u'Customer%20VAT%20Number'%22" text:style-name="Internet_20_link" text:visited-style-name="Visited_20_Internet_20_Link"><text:span text:style-name="T54">function="lang=='fr_FR' and u'N° TVA client' or u'Customer VAT Number'"</text:span></text:a></text:p>
                </table:table-cell>
                <table:table-cell table:style-name="Tableau4.B12" office:value-type="string">
                  <text:p text:style-name="P6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hasattr(o,%20'incoterms_id')%20and%20o.incoterms_id%22" text:style-name="Internet_20_link" text:visited-style-name="Visited_20_Internet_20_Link"><text:span text:style-name="T51">if="hasattr(o, 'incoterms_id') and o.incoterms_id"</text:span>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5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46"><text:a xlink:type="simple" xlink:href="py3o://function=%22lang=='fr_FR'%20and%20u'Contact%20commercial'%20or%20u'Sales%20Contact'%22" text:style-name="Internet_20_link" text:visited-style-name="Visited_20_Internet_20_Link"><text:span text:style-name="T39">function="lang=='fr_FR' and u'Contact commercial' or u'Sales Contact'"</text:span>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0">for="userline in o.user_id.partner_id._display_full_address(details=['name', 'phone', 'mobile', 'email']).split('\n')"</text:span></text:a></text:p>
                  <text:p text:style-name="Table_20_Contents"><text:user-field-get text:name="py3o.userline">Salesman line</text:user-field-get></text:p>
                  <text:p text:style-name="Table_20_Contents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B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57"><text:a xlink:type="simple" xlink:href="py3o://function=%22lang=='fr_FR'%20and%20u'Quantité'%20or%20u'Quantity'%22" text:style-name="Internet_20_link" text:visited-style-name="Visited_20_Internet_20_Link"><text:span text:style-name="T47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55"><text:a xlink:type="simple" xlink:href="py3o://function=%22lang=='fr_FR'%20and%20u'Prix%20unitaire'%20or%20u'Unit%20Price'%22" text:style-name="Internet_20_link" text:visited-style-name="Visited_20_Internet_20_Link"><text:span text:style-name="T37">function="lang=='fr_FR' and u'Prix unitaire' or u'Unit Price'"</text:span></text:a></text:p>
            </table:table-cell>
            <table:table-cell table:style-name="Tableau5.E1" office:value-type="string">
              <text:p text:style-name="Table_20_Main_20_Header"><text:a xlink:type="simple" xlink:href="py3o://function=%22o.has_discount%20and%20(lang=='fr_FR'%20and%20u'Rem.'%20or%20u'Disc.')%20or%20''%22" text:style-name="Internet_20_link" text:visited-style-name="Visited_20_Internet_20_Link"><text:span text:style-name="T52">function="o.has_discount and (lang=='fr_FR' and u'Rem.' or u'Disc.') or ''"</text:span></text:a></text:p>
            </table:table-cell>
            <table:table-cell table:style-name="Tableau5.F1" office:value-type="string">
              <text:p text:style-name="P56"><text:a xlink:type="simple" xlink:href="py3o://function=%22lang=='fr_FR'%20and%20u'Prix%20HT'%20or%20u'Price%20w/o%20Tax'%22" text:style-name="Internet_20_link" text:visited-style-name="Visited_20_Internet_20_Link"><text:span text:style-name="T46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2"><text:a xlink:type="simple" xlink:href="py3o://for=%22l%20in%20o.py3o_lines_layout()%22" text:style-name="Internet_20_link" text:visited-style-name="Visited_20_Internet_20_Link"><text:span text:style-name="T2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53"><text:a xlink:type="simple" xlink:href="py3o://if=%22'line'%20in%20l%22" text:style-name="Internet_20_link" text:visited-style-name="Visited_20_Internet_20_Link"><text:span text:style-name="T24">if="'line' in l"</text:span></text:a></text:p>
          </table:table-cell>
          <table:table-cell table:style-name="Tableau5.B3" office:value-type="string">
            <text:p text:style-name="P49"/>
          </table:table-cell>
          <table:table-cell table:style-name="Tableau5.C3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62"><text:a xlink:type="simple" xlink:href="py3o://function=%22equity_label(l)%20or%20deposit_label(l)%20or%20''%22" text:style-name="Internet_20_link" text:visited-style-name="Visited_20_Internet_20_Link"><text:span text:style-name="T63">function="equity_label(l) or deposit_label(l) or ''"</text:span></text:a></text:p>
            <text:p text:style-name="P51"><text:a xlink:type="simple" xlink:href="py3o://for=%22nameline%20in%20l['line'].name.split('%5Cn')%22" text:style-name="Internet_20_link" text:visited-style-name="Visited_20_Internet_20_Link"><text:span text:style-name="T27">for="nameline in l['line'].name.split('\n')"</text:span></text:a></text:p>
            <text:p text:style-name="P51"><text:user-field-get text:name="py3o.nameline">Invoice Line Description</text:user-field-get></text:p>
            <text:p text:style-name="P5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P49"><text:a xlink:type="simple" xlink:href="py3o://function=%22formatLang(l['line'].quantity,%20dp='Product%20Unit%20of%20Measure')%22" text:style-name="Internet_20_link" text:visited-style-name="Visited_20_Internet_20_Link"><text:span text:style-name="T28">function="formatLang(l['line'].quanti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uom_id.name%22" text:style-name="Internet_20_link" text:visited-style-name="Visited_20_Internet_20_Link">function="l['line'].uom_id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l['line'].currency_id)%22" text:style-name="Internet_20_link" text:visited-style-name="Visited_20_Internet_20_Link"><text:span text:style-name="T28">function="formatLang(l['line'].price_unit, monetary=True, currency_obj=l['line'].currency_id)"</text:span></text:a></text:p>
          </table:table-cell>
          <table:table-cell table:style-name="Tableau5.E4" office:value-type="string">
            <text:p text:style-name="Table_20_Main_20_Content_20_Right"><text:a xlink:type="simple" xlink:href="py3o://if=%22l['line'].discount%22" text:style-name="Internet_20_link" text:visited-style-name="Visited_20_Internet_20_Link"><text:span text:style-name="T30">if="l['line'].discount"</text:span></text:a></text:p>
            <text:p text:style-name="Table_20_Main_20_Content_20_Right"><text:a xlink:type="simple" xlink:href="py3o://function=%22formatLang(l['line'].discount,%20dp='Discount')%20+%20'%25'%22" text:style-name="Internet_20_link" text:visited-style-name="Visited_20_Internet_20_Link"><text:span text:style-name="T29">function="formatLang(l['line'].discount, dp='Discount') + '%'"</text:span>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(o.type=='out_refund'%20and%20-1%20or%201)*l['line'].price_subtotal,%20monetary=True,%20currency_obj=l['line'].currency_id)%22" text:style-name="Internet_20_link" text:visited-style-name="Visited_20_Internet_20_Link"><text:span text:style-name="T30">function="formatLang((o.type=='out_refund' and -1 or 1)*l['line'].price_subtotal, monetary=True, currency_obj=l['line']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5" office:value-type="string">
            <text:p text:style-name="P49"/>
          </table:table-cell>
          <table:table-cell table:style-name="Tableau5.C5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6" office:value-type="string">
            <text:p text:style-name="P49"/>
          </table:table-cell>
          <table:table-cell table:style-name="Tableau5.C6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5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11" office:value-type="string">
            <text:p text:style-name="P50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54"><text:a xlink:type="simple" xlink:href="py3o://if=%22'subtotal'%20in%20l%22" text:style-name="Internet_20_link" text:visited-style-name="Visited_20_Internet_20_Link"><text:span text:style-name="T26">if="'subtotal' in l"</text:span></text:a></text:p>
          </table:table-cell>
          <table:table-cell table:style-name="Tableau5.B9" office:value-type="string">
            <text:p text:style-name="P49"/>
          </table:table-cell>
          <table:table-cell table:style-name="Tableau5.C9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59"><text:a xlink:type="simple" xlink:href="py3o://function=%22lang=='fr_FR'%20and%20u'Sous-total'%20or%20u'Sub-Total'%22" text:style-name="Internet_20_link" text:visited-style-name="Visited_20_Internet_20_Link"><text:span text:style-name="T40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(o.type=='out_refund'%20and%20-1%20or%201)*l['subtotal'],%20monetary=True,%20currency_obj=o.currency_id)%22" text:style-name="Internet_20_link" text:visited-style-name="Visited_20_Internet_20_Link"><text:span text:style-name="T53">function="formatLang((o.type=='out_refund' and -1 or 1)*l['subtotal']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4"><text:a xlink:type="simple" xlink:href="py3o:///if" text:style-name="Internet_20_link" text:visited-style-name="Visited_20_Internet_20_Link"><text:span text:style-name="T25">/if</text:span></text:a></text:p>
          </table:table-cell>
          <table:table-cell table:style-name="Tableau5.B11" office:value-type="string">
            <text:p text:style-name="P49"/>
          </table:table-cell>
          <table:table-cell table:style-name="Tableau5.C11" office:value-type="string">
            <text:p text:style-name="P49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3"><text:a xlink:type="simple" xlink:href="py3o://if=%22o.tax_line_ids%22" text:style-name="Internet_20_link" text:visited-style-name="Visited_20_Internet_20_Link"><text:span text:style-name="T20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a xlink:type="simple" xlink:href="py3o://function=%22lang=='fr_FR'%20and%20u'Taxe'%20or%20u'Tax'%22" text:style-name="Internet_20_link" text:visited-style-name="Visited_20_Internet_20_Link"><text:span text:style-name="T43">function="lang=='fr_FR' and u'Taxe' or u'Tax'"</text:span></text:a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a xlink:type="simple" xlink:href="py3o://function=%22lang=='fr_FR'%20and%20u'Montant'%20or%20u'Amount'%22" text:style-name="Internet_20_link" text:visited-style-name="Visited_20_Internet_20_Link"><text:span text:style-name="T44">function="lang=='fr_FR' and u'Montant' or u'Amount'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isplay_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22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22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43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1">function="lang=='fr_FR' and u'Total HT' or u'Net total'"</text:span></text:a>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tax_label,%20tax_amount,%20notused%20in%20o._get_tax_amount_by_group()%22" text:style-name="Internet_20_link" text:visited-style-name="Visited_20_Internet_20_Link"><text:span text:style-name="T58">for="tax_label, tax_amount, notused in o._get_tax_amount_by_group()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8"><text:user-field-get text:name="py3o.tax_label">tax_label</text:user-field-get>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57">function="formatLang(tax_amount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57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2">function="lang=='fr_FR' and u'Total TTC' or u'Total'"</text:span></text:a>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</table:table>
            <text:p text:style-name="P3"/>
          </table:table-cell>
        </table:table-row>
      </table:table>
      <text:p text:style-name="P25"><text:a xlink:type="simple" xlink:href="py3o://if=o.payment_term_id" text:style-name="Internet_20_link" text:visited-style-name="Visited_20_Internet_20_Link"><text:span text:style-name="T10">if=o.payment_term_id</text:span></text:a></text:p>
      <text:p text:style-name="P3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1">Conditions de règlement</text:p>
          </table:table-cell>
          <table:table-cell table:style-name="Tableau2.B1" office:value-type="string">
            <text:p text:style-name="P8"><text:user-field-get text:name="py3o.o.payment_term_id.note">[payment_term_id.note]</text:user-field-get></text:p>
          </table:table-cell>
        </table:table-row>
      </table:table>
      <text:p text:style-name="P42"><text:a xlink:type="simple" xlink:href="py3o:///if" text:style-name="Internet_20_link" text:visited-style-name="Visited_20_Internet_20_Link">/if</text:a></text:p>
      <text:p text:style-name="P39"/>
      <text:p text:style-name="P25"><text:a xlink:type="simple" xlink:href="py3o://if=%22o.comment%22" text:style-name="Internet_20_link" text:visited-style-name="Visited_20_Internet_20_Link"><text:span text:style-name="T8">if="o.comment"</text:span></text:a></text:p>
      <text:p text:style-name="P14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comment.split('%5Cn')%22" text:style-name="Internet_20_link" text:visited-style-name="Visited_20_Internet_20_Link"><text:span text:style-name="T35">for="commentline in o.comment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/>
      <text:p text:style-name="P19"><text:a xlink:type="simple" xlink:href="py3o:///with" text:style-name="Internet_20_link" text:visited-style-name="Visited_20_Internet_20_Link">/with</text:a></text:p>
      <text:p text:style-name="P18"><text:soft-page-break/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6"><text:a xlink:type="simple" xlink:href="py3o:///with" text:style-name="Internet_20_link" text:visited-style-name="Visited_20_Internet_20_Link">/with</text:a></text:p>
      <text:p text:style-name="P20"><text:a xlink:type="simple" xlink:href="py3o:///with" text:style-name="Internet_20_link" text:visited-style-name="Visited_20_Internet_20_Link"><text:span text:style-name="T60">/with</text:span></text:a></text:p>
      <text:p text:style-name="P21"><text:a xlink:type="simple" xlink:href="py3o:///with" text:style-name="Internet_20_link" text:visited-style-name="Visited_20_Internet_20_Link"><text:span text:style-name="T61">/with</text:span></text:a></text:p>
      <text:p text:style-name="P21"><text:a xlink:type="simple" xlink:href="py3o:///with" text:style-name="Internet_20_link" text:visited-style-name="Visited_20_Internet_20_Link"><text:span text:style-name="T62">/with</text:span></text:a></text:p>
      <text:p text:style-name="P22"><text:a xlink:type="simple" xlink:href="py3o:///with" text:style-name="Internet_20_link" text:visited-style-name="Visited_20_Internet_20_Link">/with</text:a></text:p>
      <text:p text:style-name="P23"><text:a xlink:type="simple" xlink:href="py3o:///with" text:style-name="Internet_20_link" text:visited-style-name="Visited_20_Internet_20_Link">/with</text:a></text:p>
      <text:p text:style-name="P24"><text:a xlink:type="simple" xlink:href="py3o:///with" text:style-name="Internet_20_link" text:visited-style-name="Visited_20_Internet_20_Link">/with</text:a></text:p>
      <text:p text:style-name="P17"><text:a xlink:type="simple" xlink:href="py3o:///for" text:style-name="Internet_20_link" text:visited-style-name="Visited_20_Internet_20_Link"><text:span text:style-name="T4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Arial4" svg:font-family="Arial" style:font-adornments="Norm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10.993cm"/>
    </style:style>
    <style:style style:name="Tableau12.B" style:family="table-column">
      <style:table-column-properties style:column-width="7.81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paragraph-properties fo:text-align="end" style:justify-single-word="false"/>
      <style:text-properties style:font-name="Arial1" fo:font-size="8pt" officeooo:rsid="000d9e36" officeooo:paragraph-rsid="00c027cd" style:font-size-asian="8pt" style:font-size-complex="8pt"/>
    </style:style>
    <style:style style:name="MP3" style:family="paragraph" style:parent-style-name="Header">
      <style:paragraph-properties fo:text-align="end" style:justify-single-word="false"/>
      <style:text-properties officeooo:paragraph-rsid="00c027cd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P5" style:family="paragraph" style:parent-style-name="Standard">
      <style:paragraph-properties fo:text-align="center" style:justify-single-word="false"/>
      <style:text-properties style:font-name="Arial3" fo:font-size="8pt" officeooo:rsid="000d9e36" officeooo:paragraph-rsid="015822e0" style:font-size-asian="8pt" style:font-size-complex="8pt"/>
    </style:style>
    <style:style style:name="MP6" style:family="paragraph" style:parent-style-name="Header">
      <style:paragraph-properties fo:text-align="center" style:justify-single-word="false"/>
      <style:text-properties style:font-name="Arial1" fo:font-size="8pt" officeooo:rsid="000d9e36" officeooo:paragraph-rsid="015648fc" style:font-size-asian="8pt" style:font-size-complex="8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T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M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1c38e84" style:text-blinking="false" fo:background-color="#ffffff" loext:char-shading-value="0"/>
    </style:style>
    <style:style style:name="MT4" style:family="text">
      <style:text-properties officeooo:rsid="01541986"/>
    </style:style>
    <style:style style:name="MT5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7.939cm" svg:height="1.48cm" draw:z-index="4"><draw:text-box><text:p text:style-name="Frame_20_contents"/></draw:text-box></draw:frame></text:p>
            </table:table-cell>
            <table:table-cell table:style-name="Tableau12.A1" office:value-type="string">
              <text:p text:style-name="MP2"><text:user-field-get text:name="py3o.user.company_id.name">Company Name</text:user-field-get></text:p>
              <text:p text:style-name="MP2"><text:user-field-get text:name="py3o.user.company_id.street">Company Street</text:user-field-get></text:p>
              <text:p text:style-name="MP3"><text:span text:style-name="MT1"><text:user-field-get text:name="py3o.user.company_id.zip">Company Zip</text:user-field-get></text:span><text:span text:style-name="MT1"> </text:span><text:span text:style-name="MT1"><text:user-field-get text:name="py3o.user.company_id.city">Company City</text:user-field-get></text:span></text:p>
              <text:p text:style-name="MP2"><text:user-field-get text:name="py3o.user.company_id.country_id.name">Company Country</text:user-field-get></text:p>
              <text:p text:style-name="MP2"><text:user-field-get text:name="py3o.user.company_id.website">Company Website</text:user-field-get></text:p>
            </table:table-cell>
          </table:table-row>
        </table:table>
        <text:p text:style-name="MP4"/>
      </style:header>
      <style:footer>
        <text:user-field-decls>
          <text:user-field-decl office:value-type="string" office:string-value="Company City" text:name="py3o.user.company_id.city"/>
          <text:user-field-decl office:value-type="string" office:string-value="Company Registry" text:name="py3o.user.company_id.company_registry"/>
          <text:user-field-decl office:value-type="string" office:string-value="Company Country" text:name="py3o.user.company_id.country_id.name"/>
          <text:user-field-decl office:value-type="string" office:string-value="Company Legal Type" text:name="py3o.user.company_id.legal_type"/>
          <text:user-field-decl office:value-type="string" office:string-value="Company Name" text:name="py3o.user.company_id.name"/>
          <text:user-field-decl office:value-type="string" office:string-value="Company SIRET" text:name="py3o.user.company_id.siret"/>
          <text:user-field-decl office:value-type="string" office:string-value="Company Street" text:name="py3o.user.company_id.street"/>
          <text:user-field-decl office:value-type="string" office:string-value="Company VAT" text:name="py3o.user.company_id.vat"/>
          <text:user-field-decl office:value-type="string" office:string-value="Company Website" text:name="py3o.user.company_id.website"/>
          <text:user-field-decl office:value-type="string" office:string-value="Company Zip" text:name="py3o.user.company_id.zip"/>
        </text:user-field-decls>
        <text:p text:style-name="MP5"><text:span text:style-name="MT2">Pas d'escompte en cas de paiement anticipé.</text:span><text:bookmark text:name="docs-internal-guid-7fbb566f-b413-f2e7-271a-ab7a00863e57"/><text:span text:style-name="MT2"> Pénalités de retard au taux annuel de 20%. Pour les profession</text:span><text:span text:style-name="MT3">n</text:span><text:span text:style-name="MT2">els, indémnité forfaitaire de recouvrement de 40 euros facturée en cas de non respect des délais de paiement.</text:span></text:p>
        <text:p text:style-name="MP6"/>
        <text:p text:style-name="MP6"><text:user-field-get text:name="py3o.user.company_id.name">Company Name</text:user-field-get> <text:user-field-get text:name="py3o.user.company_id.legal_type">Company Legal Type</text:user-field-get></text:p>
        <text:p text:style-name="MP6"><text:user-field-get text:name="py3o.user.company_id.street">Company Street</text:user-field-get> - <text:user-field-get text:name="py3o.user.company_id.zip">Company Zip</text:user-field-get> <text:user-field-get text:name="py3o.user.company_id.city">Company City</text:user-field-get> <text:span text:style-name="MT4">-</text:span> <text:user-field-get text:name="py3o.user.company_id.country_id.name">Company Country</text:user-field-get><text:span text:style-name="MT5"> - </text:span><text:span text:style-name="MT5"><text:user-field-get text:name="py3o.user.company_id.website">Company Website</text:user-field-get></text:span></text:p>
        <text:p text:style-name="MP6">SIRET : <text:user-field-get text:name="py3o.user.company_id.siret">Company SIRET</text:user-field-get> – <text:span text:style-name="MT5">RCS : </text:span><text:span text:style-name="MT5"><text:user-field-get text:name="py3o.user.company_id.company_registry">Company Registry</text:user-field-get></text:span><text:span text:style-name="MT5"> - </text:span>TVA : <text:user-field-get text:name="py3o.user.company_id.vat">Company VAT</text:user-field-get></text:p>
        <text:p text:style-name="MP6"/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11T15:43:01.746943036</dc:date>
    <meta:editing-duration>PT21H56M39S</meta:editing-duration>
    <meta:editing-cycles>416</meta:editing-cycles>
    <meta:generator>LibreOffice/5.2.7.2$Linux_X86_64 LibreOffice_project/20m0$Build-2</meta:generator>
    <meta:document-statistic meta:table-count="11" meta:image-count="0" meta:object-count="0" meta:page-count="5" meta:paragraph-count="137" meta:word-count="516" meta:character-count="5190" meta:non-whitespace-character-count="4806"/>
  </office:meta>
</office:document-meta>
</file>